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o de origem</text:p>
          </table:table-cell>
          <table:table-cell table:style-name="ce1" office:value-type="string" calcext:value-type="string">
            <text:p>ano orçamentário</text:p>
          </table:table-cell>
          <table:table-cell table:style-name="ce1" office:value-type="string" calcext:value-type="string">
            <text:p>restos a pagar processados inscritos e reinscritos (em bilhões)</text:p>
          </table:table-cell>
          <table:table-cell table:style-name="ce1" office:value-type="string" calcext:value-type="string">
            <text:p>restos a pagar processados inscritos e reinscritos (valor aproximado)</text:p>
          </table:table-cell>
          <table:table-cell table:style-name="ce1" office:value-type="string" calcext:value-type="string">
            <text:p>total de despesas pagas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6.9" calcext:value-type="float">
            <text:p>26,9</text:p>
          </table:table-cell>
          <table:table-cell table:formula="of:=[.C2]*1000000" office:value-type="float" office:value="26900000" calcext:value-type="float">
            <text:p>26900000</text:p>
          </table:table-cell>
          <table:table-cell office:value-type="float" office:value="1331300744169" calcext:value-type="float">
            <text:p>1331300744169</text:p>
          </table:table-cell>
          <table:table-cell table:formula="of:=([.D2]/[.E2])*100" office:value-type="float" office:value="0.00202058025715226" calcext:value-type="float">
            <text:p>0,00202058025715226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2.9" calcext:value-type="float">
            <text:p>22,9</text:p>
          </table:table-cell>
          <table:table-cell table:formula="of:=[.C3]*1000000" office:value-type="float" office:value="22900000" calcext:value-type="float">
            <text:p>22900000</text:p>
          </table:table-cell>
          <table:table-cell office:value-type="float" office:value="1414489603816" calcext:value-type="float">
            <text:p>1414489603816</text:p>
          </table:table-cell>
          <table:table-cell table:formula="of:=([.D3]/[.E3])*100" office:value-type="float" office:value="0.00161895852314648" calcext:value-type="float">
            <text:p>0,00161895852314648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5.5" calcext:value-type="float">
            <text:p>25,5</text:p>
          </table:table-cell>
          <table:table-cell table:formula="of:=[.C4]*1000000" office:value-type="float" office:value="25500000" calcext:value-type="float">
            <text:p>25500000</text:p>
          </table:table-cell>
          <table:table-cell office:value-type="float" office:value="1574070172441" calcext:value-type="float">
            <text:p>1574070172441</text:p>
          </table:table-cell>
          <table:table-cell table:formula="of:=([.D4]/[.E4])*100" office:value-type="float" office:value="0.00162000401547891" calcext:value-type="float">
            <text:p>0,00162000401547891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4.1" calcext:value-type="float">
            <text:p>24,1</text:p>
          </table:table-cell>
          <table:table-cell table:formula="of:=[.C5]*1000000" office:value-type="float" office:value="24100000" calcext:value-type="float">
            <text:p>24100000</text:p>
          </table:table-cell>
          <table:table-cell office:value-type="float" office:value="1712094779493" calcext:value-type="float">
            <text:p>1712094779493</text:p>
          </table:table-cell>
          <table:table-cell table:formula="of:=([.D5]/[.E5])*100" office:value-type="float" office:value="0.00140763235123798" calcext:value-type="float">
            <text:p>0,00140763235123798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6.3" calcext:value-type="float">
            <text:p>26,3</text:p>
          </table:table-cell>
          <table:table-cell table:formula="of:=[.C6]*1000000" office:value-type="float" office:value="26300000" calcext:value-type="float">
            <text:p>26300000</text:p>
          </table:table-cell>
          <table:table-cell office:value-type="float" office:value="1782716413457" calcext:value-type="float">
            <text:p>1782716413457</text:p>
          </table:table-cell>
          <table:table-cell table:formula="of:=([.D6]/[.E6])*100" office:value-type="float" office:value="0.00147527670702261" calcext:value-type="float">
            <text:p>0,00147527670702261</text:p>
          </table:table-cell>
          <table:table-cell table:number-columns-repeated="2"/>
          <table:table-cell table:formula="of:=MAX([.F2:.F16])" office:value-type="float" office:value="0.00220221444533528" calcext:value-type="float">
            <text:p>0,00220221444533528</text:p>
          </table:table-cell>
          <table:table-cell table:number-columns-repeated="1015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33.6" calcext:value-type="float">
            <text:p>33,6</text:p>
          </table:table-cell>
          <table:table-cell table:formula="of:=[.C7]*1000000" office:value-type="float" office:value="33600000" calcext:value-type="float">
            <text:p>33600000</text:p>
          </table:table-cell>
          <table:table-cell office:value-type="float" office:value="2167625473477" calcext:value-type="float">
            <text:p>2167625473477</text:p>
          </table:table-cell>
          <table:table-cell table:formula="of:=([.D7]/[.E7])*100" office:value-type="float" office:value="0.00155008327827517" calcext:value-type="float">
            <text:p>0,00155008327827517</text:p>
          </table:table-cell>
          <table:table-cell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38.5" calcext:value-type="float">
            <text:p>38,5</text:p>
          </table:table-cell>
          <table:table-cell table:formula="of:=[.C8]*1000000" office:value-type="float" office:value="38500000" calcext:value-type="float">
            <text:p>38500000</text:p>
          </table:table-cell>
          <table:table-cell office:value-type="float" office:value="2267598157833" calcext:value-type="float">
            <text:p>2267598157833</text:p>
          </table:table-cell>
          <table:table-cell table:formula="of:=([.D8]/[.E8])*100" office:value-type="float" office:value="0.00169783168446353" calcext:value-type="float">
            <text:p>0,00169783168446353</text:p>
          </table:table-cell>
          <table:table-cell table:number-columns-repeated="1018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45.2" calcext:value-type="float">
            <text:p>45,2</text:p>
          </table:table-cell>
          <table:table-cell table:formula="of:=[.C9]*1000000" office:value-type="float" office:value="45200000" calcext:value-type="float">
            <text:p>45200000</text:p>
          </table:table-cell>
          <table:table-cell office:value-type="float" office:value="2572176902532" calcext:value-type="float">
            <text:p>2572176902532</text:p>
          </table:table-cell>
          <table:table-cell table:formula="of:=([.D9]/[.E9])*100" office:value-type="float" office:value="0.00175726638224245" calcext:value-type="float">
            <text:p>0,00175726638224245</text:p>
          </table:table-cell>
          <table:table-cell table:number-columns-repeated="1018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2.9" calcext:value-type="float">
            <text:p>22,9</text:p>
          </table:table-cell>
          <table:table-cell table:formula="of:=[.C10]*1000000" office:value-type="float" office:value="22900000" calcext:value-type="float">
            <text:p>22900000</text:p>
          </table:table-cell>
          <table:table-cell office:value-type="float" office:value="2483711770705" calcext:value-type="float">
            <text:p>2483711770705</text:p>
          </table:table-cell>
          <table:table-cell table:formula="of:=([.D10]/[.E10])*100" office:value-type="float" office:value="0.000922007145519138" calcext:value-type="float">
            <text:p>0,000922007145519138</text:p>
          </table:table-cell>
          <table:table-cell table:number-columns-repeated="1018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6.8" calcext:value-type="float">
            <text:p>26,8</text:p>
          </table:table-cell>
          <table:table-cell table:formula="of:=[.C11]*1000000" office:value-type="float" office:value="26800000" calcext:value-type="float">
            <text:p>26800000</text:p>
          </table:table-cell>
          <table:table-cell office:value-type="float" office:value="2620860745391" calcext:value-type="float">
            <text:p>2620860745391</text:p>
          </table:table-cell>
          <table:table-cell table:formula="of:=([.D11]/[.E11])*100" office:value-type="float" office:value="0.00102256482139045" calcext:value-type="float">
            <text:p>0,00102256482139045</text:p>
          </table:table-cell>
          <table:table-cell table:number-columns-repeated="1018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59.7" calcext:value-type="float">
            <text:p>59,7</text:p>
          </table:table-cell>
          <table:table-cell table:formula="of:=[.C12]*1000000" office:value-type="float" office:value="59700000" calcext:value-type="float">
            <text:p>59700000</text:p>
          </table:table-cell>
          <table:table-cell office:value-type="float" office:value="2710907655994" calcext:value-type="float">
            <text:p>2710907655994</text:p>
          </table:table-cell>
          <table:table-cell table:formula="of:=([.D12]/[.E12])*100" office:value-type="float" office:value="0.00220221444533528" calcext:value-type="float">
            <text:p>0,00220221444533528</text:p>
          </table:table-cell>
          <table:table-cell table:number-columns-repeated="1018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72.4" calcext:value-type="float">
            <text:p>72,4</text:p>
          </table:table-cell>
          <table:table-cell table:formula="of:=[.C13]*1000000" office:value-type="float" office:value="72400000" calcext:value-type="float">
            <text:p>72400000</text:p>
          </table:table-cell>
          <table:table-cell office:value-type="float" office:value="3535314336895" calcext:value-type="float">
            <text:p>3535314336895</text:p>
          </table:table-cell>
          <table:table-cell table:formula="of:=([.D13]/[.E13])*100" office:value-type="float" office:value="0.00204790842060136" calcext:value-type="float">
            <text:p>0,00204790842060136</text:p>
          </table:table-cell>
          <table:table-cell table:number-columns-repeated="1018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74" calcext:value-type="float">
            <text:p>74</text:p>
          </table:table-cell>
          <table:table-cell table:formula="of:=[.C14]*1000000" office:value-type="float" office:value="74000000" calcext:value-type="float">
            <text:p>74000000</text:p>
          </table:table-cell>
          <table:table-cell office:value-type="float" office:value="3861162269006" calcext:value-type="float">
            <text:p>3861162269006</text:p>
          </table:table-cell>
          <table:table-cell table:formula="of:=([.D14]/[.E14])*100" office:value-type="float" office:value="0.00191652136958881" calcext:value-type="float">
            <text:p>0,00191652136958881</text:p>
          </table:table-cell>
          <table:table-cell table:number-columns-repeated="1018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74.7" calcext:value-type="float">
            <text:p>74,7</text:p>
          </table:table-cell>
          <table:table-cell table:formula="of:=[.C15]*1000000" office:value-type="float" office:value="74700000" calcext:value-type="float">
            <text:p>74700000</text:p>
          </table:table-cell>
          <table:table-cell office:value-type="float" office:value="4059503053108" calcext:value-type="float">
            <text:p>4059503053108</text:p>
          </table:table-cell>
          <table:table-cell table:formula="of:=([.D15]/[.E15])*100" office:value-type="float" office:value="0.00184012671065265" calcext:value-type="float">
            <text:p>0,00184012671065265</text:p>
          </table:table-cell>
          <table:table-cell table:number-columns-repeated="1018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81.8" calcext:value-type="float">
            <text:p>81,8</text:p>
          </table:table-cell>
          <table:table-cell table:formula="of:=[.C16]*1000000" office:value-type="float" office:value="81800000" calcext:value-type="float">
            <text:p>81800000</text:p>
          </table:table-cell>
          <table:table-cell office:value-type="float" office:value="4364787995299" calcext:value-type="float">
            <text:p>4364787995299</text:p>
          </table:table-cell>
          <table:table-cell table:formula="of:=([.D16]/[.E16])*100" office:value-type="float" office:value="0.0018740887321011" calcext:value-type="float">
            <text:p>0,0018740887321011</text:p>
          </table:table-cell>
          <table:table-cell table:number-columns-repeated="1018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89" calcext:value-type="float">
            <text:p>89</text:p>
          </table:table-cell>
          <table:table-cell table:formula="of:=[.C17]*1000000" office:value-type="float" office:value="89000000" calcext:value-type="float">
            <text:p>89000000</text:p>
          </table:table-cell>
          <table:table-cell office:value-type="float" office:value="1514532318607" calcext:value-type="float">
            <text:p>1514532318607</text:p>
          </table:table-cell>
          <table:table-cell table:formula="of:=([.D17]/[.E17])*100" office:value-type="float" office:value="0.00587640150735497" calcext:value-type="float">
            <text:p>0,0058764015073549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3T22:26:45.972000000</dc:date>
    <meta:editing-duration>PT11M26S</meta:editing-duration>
    <meta:editing-cycles>1</meta:editing-cycles>
    <meta:document-statistic meta:table-count="1" meta:cell-count="103" meta:object-count="0"/>
    <meta:generator>LibreOffice/7.3.3.2$Windows_X86_64 LibreOffice_project/d1d0ea68f081ee2800a922cac8f79445e4603348</meta:generator>
  </office:meta>
</office:document-meta>
</file>